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Standard">
      <style:paragraph-properties style:border-line-width-bottom="0.0008in 0.0138in 0.0008in" fo:padding="0.0291in" fo:border-left="none" fo:border-right="none" fo:border-top="none" fo:border-bottom="0.0154in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nstruction from a top-down perspective. Viewed from the position of the president, government, etc.</text:p>
      <text:p text:style-name="P1"><text:line-break/>Lincoln insists that secession is impossible. It's not that Texas and Georgia seceded, the individuals in those states were disloyal.</text:p>
      <text:p text:style-name="P2">Congress viewed the seceded states as having destroying their state rights.<text:line-break/></text:p>
      <text:p text:style-name="Standard"/>
      <text:p text:style-name="Standard">75% of Southern whites did not own slaves.</text:p>
      <text:p text:style-name="Standard"/>
      <text:p text:style-name="Standard">Pocket veto – President doesn't veto a bill, but doesn't pass it.</text:p>
      <text:p text:style-name="P1"/>
      <text:p text:style-name="Standard"/>
      <text:p text:style-name="Standard">Lincoln's a republican. Andrew Johnson is the V.P., a Southerner, and a democrat.</text:p>
      <text:p text:style-name="Standard"/>
      <text:p text:style-name="Standard">Lincoln dies on April 15, 1865. The next congressional session isn't until December of 1865.</text:p>
      <text:p text:style-name="Standard"/>
      <text:p text:style-name="Standard">Johnson becomes President.</text:p>
      <text:p text:style-name="Standard"/>
      <text:p text:style-name="Standard">Johnson withdraws all black Union soldiers from the South.</text:p>
      <text:p text:style-name="Standard"/>
      <text:p text:style-name="Standard">Johnson put in charge of Charleston, South Carolina, </text:p>
      <text:p text:style-name="Standard"/>
      <text:p text:style-name="Standard">Johnson passed “The Black Codes”</text:p>
      <text:p text:style-name="Standard"/>
      <text:p text:style-name="Standard">The “Stringfellow Plan”</text:p>
      <text:p text:style-name="Standard">Southern officers discussed freeing their slaves and using them in their rebel army. It was signed by Jefferson Davis. What it did was “free” the slave and enlist them in the army, though they are not really free.</text:p>
      <text:p text:style-name="Standard"/>
      <text:p text:style-name="Standard">Johnson told Jefferson Davis to sign it if Congress passes it. Reasoning: As long as whites control the politics, we define what black freedom means.</text:p>
      <text:p text:style-name="Standard"/>
      <text:p text:style-name="Standard">Johnson begins electing past Confederate officials.</text:p>
      <text:p text:style-name="Standard"/>
      <text:p text:style-name="Standard">Johnson almost started the civil war again.</text:p>
      <text:p text:style-name="Standard"/>
      <text:p text:style-name="Standard">State of Mississippi and Florida had many Black Codes.</text:p>
      <text:p text:style-name="Standard"/>
      <text:p text:style-name="Standard">At the next congressional session, someone has to remove Andrew Johnson from power.</text:p>
      <text:p text:style-name="Standard"/>
      <text:p text:style-name="Standard">The Freedman's Bureau:</text:p>
      <text:p text:style-name="Standard">It was initially designed to teach freed men how to be free, like manage money, groceries, bills, etc.</text:p>
      <text:p text:style-name="Standard">When it was passed and created, it had to be passed again in 1 year. It was funded by (military funds?)</text:p>
      <text:p text:style-name="Standard"/>
      <text:p text:style-name="Standard">In 1866, with congress ready to pass a renewal of the Freedman's Bureau and ___, Johnson vetoes it. <text:soft-page-break/>Congress overrides the veto's, but it's obvious Johnson will be an obstacle.</text:p>
      <text:p text:style-name="Standard"/>
      <text:p text:style-name="Standard">Midterm elections occur every 2 years, opposite to the presidential election.</text:p>
      <text:p text:style-name="Standard"/>
      <text:p text:style-name="Standard">Until 1960, the Democratic party was the party of white supremacy, and the Republican party were for black freedom and equ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1/26/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1-26T13:56:46</meta:creation-date>
    <meta:generator>OpenOffice/4.1.3$Win32 OpenOffice.org_project/413m1$Build-9783</meta:generator>
    <dc:date>2018-05-10T14:44:54.02</dc:date>
    <dc:creator>Timothy Cayer</dc:creator>
    <meta:editing-duration>PT2H33M56S</meta:editing-duration>
    <meta:editing-cycles>14</meta:editing-cycles>
    <meta:document-statistic meta:table-count="0" meta:image-count="0" meta:object-count="0" meta:page-count="2" meta:paragraph-count="25" meta:word-count="324" meta:character-count="1994"/>
  </office:meta>
</office:document-meta>
</file>